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313cm" draw:marker-end-width="0.313cm" draw:fill="solid" draw:fill-color="#ffffff" draw:textarea-horizontal-align="center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3" style:family="graphic" style:parent-style-name="objectwithoutfill">
      <style:graphic-properties svg:stroke-width="0.076cm" draw:marker-start-width="0.406cm" draw:marker-end="Arrow" draw:marker-end-width="0.305cm" draw:fill="none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076cm" draw:marker-start-width="0.406cm" draw:marker-end="" draw:marker-end-width="0.305cm" draw:fill="none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draw:stroke="none" svg:stroke-color="#000000" draw:fill="none" draw:fill-color="#ffffff" fo:min-height="0.385cm"/>
    </style:style>
    <style:style style:name="gr6" style:family="graphic" style:parent-style-name="standard">
      <style:graphic-properties svg:stroke-width="0.076cm" draw:marker-start-width="0.313cm" draw:marker-end-width="0.313cm" draw:fill="solid" draw:fill-color="#ffffff" draw:textarea-horizontal-align="left" draw:textarea-vertical-align="top" fo:padding-top="0.162cm" fo:padding-bottom="0.162cm" fo:padding-left="0.287cm" fo:padding-right="0.287cm"/>
    </style:style>
    <style:style style:name="gr7" style:family="graphic" style:parent-style-name="standard">
      <style:graphic-properties draw:stroke="none" svg:stroke-color="#000000" draw:fill="none" draw:fill-color="#ffffff" fo:min-height="3.175cm"/>
    </style:style>
    <style:style style:name="gr8" style:family="graphic" style:parent-style-name="standard">
      <style:graphic-properties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21cm"/>
    </style:style>
    <style:style style:name="gr10" style:family="graphic" style:parent-style-name="objectwithoutfill">
      <style:graphic-properties draw:marker-end="Arrow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64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co1" style:family="table-column">
      <style:table-column-properties style:column-width="2.753cm" style:use-optimal-column-width="false"/>
    </style:style>
    <style:style style:name="co2" style:family="table-column">
      <style:table-column-properties style:column-width="8.324cm" style:use-optimal-column-width="false"/>
    </style:style>
    <style:style style:name="co3" style:family="table-column">
      <style:table-column-properties style:column-width="2.239cm" style:use-optimal-column-width="false"/>
    </style:style>
    <style:style style:name="co4" style:family="table-column">
      <style:table-column-properties style:column-width="3.052cm" style:use-optimal-column-width="false"/>
    </style:style>
    <style:style style:name="co5" style:family="table-column">
      <style:table-column-properties style:column-width="4.496cm" style:use-optimal-column-width="false"/>
    </style:style>
    <style:style style:name="co6" style:family="table-column">
      <style:table-column-properties style:column-width="1.506cm" style:use-optimal-column-width="false"/>
    </style:style>
    <style:style style:name="co7" style:family="table-column">
      <style:table-column-properties style:column-width="2.409cm" style:use-optimal-column-width="false"/>
    </style:style>
    <style:style style:name="co8" style:family="table-column">
      <style:table-column-properties style:column-width="1.48cm" style:use-optimal-column-width="false"/>
    </style:style>
    <style:style style:name="co9" style:family="table-column">
      <style:table-column-properties style:column-width="1.765cm" style:use-optimal-column-width="false"/>
    </style:style>
    <style:style style:name="co10" style:family="table-column">
      <style:table-column-properties style:column-width="1.491cm" style:use-optimal-column-width="false"/>
    </style:style>
    <style:style style:name="co11" style:family="table-column">
      <style:table-column-properties style:column-width="2.29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ro3" style:family="table-row">
      <style:table-row-properties style:row-height="1.817cm"/>
    </style:style>
    <style:style style:name="ro4" style:family="table-row">
      <style:table-row-properties style:row-height="1.039cm"/>
    </style:style>
    <style:style style:name="ro5" style:family="table-row">
      <style:table-row-properties style:row-height="0.6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style:text-autospace="none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style:text-autospace="none"/>
    </style:style>
    <style:style style:name="P7" style:family="paragraph">
      <style:paragraph-properties fo:text-align="start" style:text-autospace="none" style:line-break="normal" style:writing-mode="page"/>
      <style:text-properties fo:hyphenate="false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 fo:text-align="center"/>
      <style:text-properties fo:font-size="8pt" style:text-underline-style="none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style:text-outline="false" style:text-line-through-style="none" fo:font-family="Arial" style:font-family-generic="swiss" style:font-pitch="variable" fo:font-size="18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font-size="14pt" style:text-underline-style="none" style:font-size-asian="14pt" style:font-size-complex="14pt"/>
    </style:style>
    <style:style style:name="T7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8" style:family="text">
      <style:text-properties fo:font-size="8pt" style:text-underline-style="none" style:font-size-asian="8pt" style:font-size-complex="8pt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08cm" svg:height="1.27cm" svg:x="2.27cm" svg:y="2.27cm">
          <text:p text:style-name="P1">Input</text:p>
        </draw:rect>
        <draw:custom-shape draw:style-name="gr2" draw:text-style-name="P1" draw:layer="layout" svg:width="3.81cm" svg:height="3.811cm" svg:x="2.905cm" svg:y="4.809cm">
          <text:p text:style-name="P1">If set</text:p>
          <text:p text:style-name="P1">per-st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4.81cm" svg:y1="3.54cm" svg:x2="4.81cm" svg:y2="4.81cm">
          <text:p/>
        </draw:line>
        <draw:line draw:style-name="gr3" draw:text-style-name="P1" draw:layer="layout" svg:x1="6.715cm" svg:y1="6.715cm" svg:x2="7.985cm" svg:y2="6.715cm">
          <text:p/>
        </draw:line>
        <draw:rect draw:style-name="gr1" draw:text-style-name="P1" draw:layer="layout" svg:width="6.985cm" svg:height="1.27cm" svg:x="7.985cm" svg:y="6.08cm">
          <text:p text:style-name="P1">Use per-stat setting</text:p>
        </draw:rect>
        <draw:line draw:style-name="gr3" draw:text-style-name="P1" draw:layer="layout" svg:x1="4.81cm" svg:y1="14.97cm" svg:x2="7.985cm" svg:y2="14.97cm">
          <text:p/>
        </draw:line>
        <draw:line draw:style-name="gr4" draw:text-style-name="P1" draw:layer="layout" svg:x1="4.81cm" svg:y1="13.7cm" svg:x2="4.81cm" svg:y2="14.97cm">
          <text:p/>
        </draw:line>
        <draw:rect draw:style-name="gr1" draw:text-style-name="P1" draw:layer="layout" svg:width="6.985cm" svg:height="1.27cm" svg:x="7.985cm" svg:y="11.16cm">
          <text:p text:style-name="P1">Use global setting</text:p>
        </draw:rect>
        <draw:frame draw:style-name="gr5" draw:text-style-name="P2" draw:layer="layout" svg:width="1.905cm" svg:height="0.806cm" svg:x="6.08cm" svg:y="5.445cm">
          <draw:text-box>
            <text:p><text:span text:style-name="T1">TRUE</text:span></text:p>
          </draw:text-box>
        </draw:frame>
        <draw:frame draw:style-name="gr5" draw:text-style-name="P2" draw:layer="layout" svg:width="2.222cm" svg:height="0.806cm" svg:x="4.81cm" svg:y="8.62cm">
          <draw:text-box>
            <text:p><text:span text:style-name="T1">FALSE</text:span></text:p>
          </draw:text-box>
        </draw:frame>
        <draw:custom-shape draw:style-name="gr2" draw:text-style-name="P1" draw:layer="layout" svg:width="3.81cm" svg:height="3.811cm" svg:x="2.905cm" svg:y="9.889cm">
          <text:p text:style-name="P1">If set</text:p>
          <text:p text:style-name="P1">globall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715cm" svg:y1="11.795cm" svg:x2="7.985cm" svg:y2="11.795cm">
          <text:p/>
        </draw:line>
        <draw:line draw:style-name="gr3" draw:text-style-name="P1" draw:layer="layout" svg:x1="4.81cm" svg:y1="8.62cm" svg:x2="4.81cm" svg:y2="9.89cm">
          <text:p/>
        </draw:line>
        <draw:frame draw:style-name="gr5" draw:text-style-name="P2" draw:layer="layout" svg:width="1.905cm" svg:height="0.806cm" svg:x="6.08cm" svg:y="10.525cm">
          <draw:text-box>
            <text:p><text:span text:style-name="T1">TRUE</text:span></text:p>
          </draw:text-box>
        </draw:frame>
        <draw:frame draw:style-name="gr5" draw:text-style-name="P2" draw:layer="layout" svg:width="2.222cm" svg:height="0.806cm" svg:x="4.81cm" svg:y="13.7cm">
          <draw:text-box>
            <text:p><text:span text:style-name="T1">FALSE</text:span></text:p>
          </draw:text-box>
        </draw:frame>
        <draw:rect draw:style-name="gr1" draw:text-style-name="P1" draw:layer="layout" svg:width="6.985cm" svg:height="1.27cm" svg:x="7.985cm" svg:y="14.335cm">
          <text:p text:style-name="P1">Pass unchanged</text:p>
        </draw:rect>
      </draw:page>
      <draw:page draw:name="page2" draw:style-name="dp1" draw:master-page-name="Default">
        <draw:rect draw:style-name="gr1" draw:text-style-name="P3" draw:layer="layout" svg:width="7.621cm" svg:height="0.952cm" svg:x="2.269cm" svg:y="2.27cm">
          <text:p text:style-name="P1"><text:span text:style-name="T2">Struct statusByteSettings</text:span></text:p>
        </draw:rect>
        <draw:rect draw:style-name="gr6" draw:text-style-name="P5" draw:layer="layout" svg:width="7.62cm" svg:height="3.493cm" svg:x="2.27cm" svg:y="3.222cm">
          <text:p text:style-name="P4"><text:span text:style-name="T2">uint8_t modifableMask</text:span></text:p>
          <text:p text:style-name="P4"><text:span text:style-name="T2">uint8_t modifiedMask</text:span></text:p>
          <text:p text:style-name="P4"><text:span text:style-name="T2">uint8_t value1</text:span></text:p>
          <text:p text:style-name="P4"><text:span text:style-name="T2">uint8_t value2</text:span></text:p>
        </draw:rect>
      </draw:page>
      <draw:page draw:name="page3" draw:style-name="dp1" draw:master-page-name="Default">
        <draw:frame draw:style-name="standard" draw:layer="layout" svg:width="13.315cm" svg:height="11.153cm" svg:x="1.873cm" svg:y="3.5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P.T. Disp.</text:p>
              </table:table-cell>
              <table:table-cell>
                <text:p text:style-name="P6">Function</text:p>
              </table:table-cell>
              <table:table-cell>
                <text:p text:style-name="P6">Mask</text:p>
              </table:table-cell>
            </table:table-row>
            <table:table-row table:style-name="ro2" table:default-cell-style-name="ce1">
              <table:table-cell>
                <text:p text:style-name="P6">8h</text:p>
              </table:table-cell>
              <table:table-cell>
                <text:p text:style-name="P6">Pass through, routing, velo,</text:p>
              </table:table-cell>
              <table:table-cell>
                <text:p text:style-name="P6">0x1F</text:p>
              </table:table-cell>
            </table:table-row>
            <table:table-row table:style-name="ro2" table:default-cell-style-name="ce1">
              <table:table-cell>
                <text:p text:style-name="P6">9h</text:p>
              </table:table-cell>
              <table:table-cell>
                <text:p text:style-name="P6">Pass through, routing, velo,</text:p>
              </table:table-cell>
              <table:table-cell>
                <text:p text:style-name="P6">0x1F</text:p>
              </table:table-cell>
            </table:table-row>
            <table:table-row table:style-name="ro2" table:default-cell-style-name="ce1">
              <table:table-cell>
                <text:p text:style-name="P6">A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B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C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D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Eh</text:p>
              </table:table-cell>
              <table:table-cell>
                <text:p text:style-name="P6">Pass through, routing</text:p>
              </table:table-cell>
              <table:table-cell>
                <text:p text:style-name="P6">0x07</text:p>
              </table:table-cell>
            </table:table-row>
            <table:table-row table:style-name="ro2" table:default-cell-style-name="ce1">
              <table:table-cell>
                <text:p text:style-name="P6">Fh</text:p>
              </table:table-cell>
              <table:table-cell>
                <text:p text:style-name="P6">Pass through, routing, act. Sen., </text:p>
              </table:table-cell>
              <table:table-cell>
                <text:p text:style-name="P6">0x27</text:p>
              </table:table-cell>
            </table:table-row>
            <table:table-row table:style-name="ro2" table:default-cell-style-name="ce1">
              <table:table-cell>
                <text:p text:style-name="P6">Global</text:p>
              </table:table-cell>
              <table:table-cell>
                <text:p text:style-name="P6">All</text:p>
              </table:table-cell>
              <table:table-cell>
                <text:p text:style-name="P6">0x3F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19cm" svg:height="3.425cm" svg:x="1cm" svg:y="1cm">
          <draw:text-box>
            <text:p text:style-name="P7"><text:span text:style-name="T3">Pushing up or down causes the screen to peekthrough to the 8h – Fh status selector. <text:s/>Each displays some settings that can be modified. <text:s/>The selector picks parameter, knob or button entry</text:span></text:p>
          </draw:text-box>
        </draw:frame>
        <draw:frame draw:style-name="standard" draw:layer="layout" svg:width="18.495cm" svg:height="10.65cm" svg:x="1.206cm" svg:y="15.71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">
              <table:table-cell>
                <text:p text:style-name="P6"><text:span text:style-name="T4">Selector</text:span></text:p>
              </table:table-cell>
              <table:table-cell>
                <text:p text:style-name="P6"><text:span text:style-name="T4">Function</text:span></text:p>
              </table:table-cell>
              <table:table-cell>
                <text:p text:style-name="P6"><text:span text:style-name="T4">Top</text:span></text:p>
              </table:table-cell>
              <table:table-cell>
                <text:p text:style-name="P6"><text:span text:style-name="T4">Mid</text:span></text:p>
              </table:table-cell>
              <table:table-cell>
                <text:p text:style-name="P6"><text:span text:style-name="T4">Bot</text:span></text:p>
              </table:table-cell>
              <table:table-cell>
                <text:p text:style-name="P6"><text:span text:style-name="T4">Knob 1</text:span></text:p>
              </table:table-cell>
              <table:table-cell>
                <text:p text:style-name="P6"><text:span text:style-name="T4">Knob 2</text:span></text:p>
              </table:table-cell>
              <table:table-cell>
                <text:p text:style-name="P6"><text:span text:style-name="T4">Default(0b) function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1: 0000 0001b</text:span></text:p>
              </table:table-cell>
              <table:table-cell>
                <text:p text:style-name="P6"><text:span text:style-name="T4">Pass / Block all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>
                <text:p text:style-name="P6"><text:span text:style-name="T4">Clear</text:span></text:p>
              </table:table-cell>
              <table:table-cell/>
              <table:table-cell/>
              <table:table-cell>
                <text:p text:style-name="P6"><text:span text:style-name="T4">Pass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2: 0000 0010b</text:span></text:p>
              </table:table-cell>
              <table:table-cell>
                <text:p text:style-name="P6"><text:span text:style-name="T4">Filter input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>
                <text:p text:style-name="P6"><text:span text:style-name="T4">Input</text:span></text:p>
              </table:table-cell>
              <table:table-cell>
                <text:p text:style-name="P6"><text:span text:style-name="T4">Output</text:span></text:p>
              </table:table-cell>
              <table:table-cell>
                <text:p text:style-name="P6"><text:span text:style-name="T4">No rout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3: 0000 0100b</text:span></text:p>
              </table:table-cell>
              <table:table-cell>
                <text:p text:style-name="P6"><text:span text:style-name="T4">Merge channels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/>
              <table:table-cell>
                <text:p text:style-name="P6"><text:span text:style-name="T4">Output</text:span></text:p>
              </table:table-cell>
              <table:table-cell>
                <text:p text:style-name="P6"><text:span text:style-name="T4">No merg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4: 0000 1000b</text:span></text:p>
              </table:table-cell>
              <table:table-cell>
                <text:p text:style-name="P6"><text:span text:style-name="T4">Fix velocity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>
                <text:p text:style-name="P6"><text:span text:style-name="T4">New Velo</text:span></text:p>
              </table:table-cell>
              <table:table-cell/>
              <table:table-cell>
                <text:p text:style-name="P6"><text:span text:style-name="T4">Not fixed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5: 0001 0000b</text:span></text:p>
              </table:table-cell>
              <table:table-cell>
                <text:p text:style-name="P6"><text:span text:style-name="T4">Set velocity range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>
                <text:p text:style-name="P6"><text:span text:style-name="T4">Quitest</text:span></text:p>
              </table:table-cell>
              <table:table-cell>
                <text:p text:style-name="P6"><text:span text:style-name="T4">Loudest</text:span></text:p>
              </table:table-cell>
              <table:table-cell>
                <text:p text:style-name="P6"><text:span text:style-name="T4">Regular range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">6: 0010 0000b</text:span></text:p>
              </table:table-cell>
              <table:table-cell>
                <text:p text:style-name="P6"><text:span text:style-name="T4">Pass active sensing</text:span></text:p>
              </table:table-cell>
              <table:table-cell>
                <text:p text:style-name="P6"><text:span text:style-name="T4">Edit</text:span></text:p>
              </table:table-cell>
              <table:table-cell>
                <text:p text:style-name="P6"><text:span text:style-name="T4">Toggle</text:span></text:p>
              </table:table-cell>
              <table:table-cell/>
              <table:table-cell/>
              <table:table-cell/>
              <table:table-cell>
                <text:p text:style-name="P6"><text:span text:style-name="T4">Pass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4">7: 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 text:style-name="P6"><text:span text:style-name="T4">8: 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 text:style-name="P6"><text:span text:style-name="T4">9: 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2">
              <table:table-cell>
                <text:p text:style-name="P6"><text:span text:style-name="T4">10: b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rect draw:style-name="gr6" draw:text-style-name="P5" draw:layer="layout" svg:width="7.62cm" svg:height="11.15cm" svg:x="2.232cm" svg:y="3.185cm">
          <text:p text:style-name="P4"><text:span text:style-name="T2">SelectedSetting </text:span></text:p>
        </draw:rect>
      </draw:page>
      <draw:page draw:name="page5" draw:style-name="dp1" draw:master-page-name="Default">
        <draw:circle draw:style-name="gr8" draw:text-style-name="P9" draw:layer="layout" svg:width="3.81cm" svg:height="3.81cm" svg:x="8.62cm" svg:y="2.905cm">
          <text:p text:style-name="P1"><text:span text:style-name="T1">IDLE</text:span></text:p>
        </draw:circle>
        <draw:circle draw:style-name="gr8" draw:text-style-name="P9" draw:layer="layout" svg:width="3.81cm" svg:height="3.81cm" svg:x="7.35cm" svg:y="7.985cm">
          <text:p text:style-name="P1"><text:span text:style-name="T1">NEW</text:span></text:p>
          <text:p text:style-name="P1"><text:span text:style-name="T5">SELECTOR</text:span></text:p>
          <text:p text:style-name="P1"><text:span text:style-name="T6">Display current</text:span></text:p>
          <text:p text:style-name="P1"><text:span text:style-name="T6">selection</text:span></text:p>
        </draw:circle>
        <draw:frame draw:style-name="gr9" draw:text-style-name="P10" draw:layer="layout" svg:width="3.111cm" svg:height="1.46cm" svg:x="1.512cm" svg:y="18.162cm">
          <draw:text-box>
            <text:p text:style-name="P1"><text:span text:style-name="T7">Conditions</text:span></text:p>
            <text:p text:style-name="P1"><text:span text:style-name="T8">Actions</text:span></text:p>
            <text:p text:style-name="P1"><text:span text:style-name="T9"/></text:p>
          </draw:text-box>
        </draw:frame>
        <draw:path draw:style-name="gr10" draw:text-style-name="P1" draw:layer="layout" svg:width="1.46cm" svg:height="1.673cm" draw:transform="rotate (0.655720199974146) translate (15.960220895643cm 6.45220149370254cm)" svg:viewBox="0 0 1461 1674" svg:d="m0 356c1449-1370 2300 1688 210 1281">
          <text:p/>
        </draw:path>
        <draw:frame draw:style-name="gr11" draw:text-style-name="P11" draw:layer="layout" svg:width="3.111cm" svg:height="0.614cm" svg:x="7.032cm" svg:y="6.715cm">
          <draw:text-box>
            <text:p text:style-name="P1"><text:span text:style-name="T7">Knob in range</text:span></text:p>
          </draw:text-box>
        </draw:frame>
        <draw:circle draw:style-name="gr8" draw:text-style-name="P9" draw:layer="layout" svg:width="3.81cm" svg:height="3.81cm" svg:x="13.7cm" svg:y="6.715cm">
          <text:p text:style-name="P1"><text:span text:style-name="T1">SELECTOR</text:span></text:p>
          <text:p text:style-name="P1"><text:span text:style-name="T5">IDLE</text:span></text:p>
          <text:p text:style-name="P1"><text:span text:style-name="T6"/></text:p>
        </draw:circle>
        <draw:path draw:style-name="gr12" draw:text-style-name="P1" draw:layer="layout" svg:width="1.054cm" svg:height="0.913cm" draw:transform="rotate (-1.11980324808054) translate (9.943cm 6.641cm)" svg:viewBox="0 0 1055 914" svg:d="m0 0c228 282 659 665 1055 914">
          <text:p/>
        </draw:path>
        <draw:circle draw:style-name="gr8" draw:text-style-name="P9" draw:layer="layout" svg:width="3.81cm" svg:height="3.81cm" svg:x="13.065cm" svg:y="13.7cm">
          <text:p text:style-name="P1"><text:span text:style-name="T1">NEW INPUT</text:span></text:p>
          <text:p text:style-name="P1"><text:span text:style-name="T5">CHANGE</text:span></text:p>
          <text:p text:style-name="P1"><text:span text:style-name="T1">Modify data</text:span></text:p>
        </draw:circle>
        <draw:path draw:style-name="gr12" draw:text-style-name="P1" draw:layer="layout" svg:width="0.646cm" svg:height="2.624cm" draw:transform="rotate (-1.11980324808054) translate (13.4179813575504cm 8.03765430180602cm)" svg:viewBox="0 0 647 2625" svg:d="m0 2625c29-1025 170-1529 647-2625">
          <text:p/>
        </draw:path>
        <draw:path draw:style-name="gr12" draw:text-style-name="P1" draw:layer="layout" svg:width="0.638cm" svg:height="2.629cm" draw:transform="rotate (2.02161487258465) translate (11.4383776322534cm 10.4010831504298cm)" svg:viewBox="0 0 639 2630" svg:d="m0 2630c29-1025 162-1534 639-2630">
          <text:p/>
        </draw:path>
        <draw:path draw:style-name="gr12" draw:text-style-name="P1" draw:layer="layout" svg:width="2.693cm" svg:height="1.916cm" draw:transform="skewX (0.0363028484414753) rotate (-1.1014772909346) translate (15.909cm 10.515cm)" svg:viewBox="0 0 2694 1917" svg:d="m0 0c1069 323 1872 760 2694 1917">
          <text:p/>
        </draw:path>
        <draw:circle draw:style-name="gr8" draw:text-style-name="P9" draw:layer="layout" svg:width="3.81cm" svg:height="3.81cm" svg:x="2.27cm" svg:y="2.905cm">
          <text:p text:style-name="P1"><text:span text:style-name="T1">INIT</text:span></text:p>
        </draw:circle>
        <draw:path draw:style-name="gr12" draw:text-style-name="P1" draw:layer="layout" svg:width="1.246cm" svg:height="2.431cm" draw:transform="rotate (-1.11980324808054) translate (8.18967094666277cm 3.08006942772833cm)" svg:viewBox="0 0 1247 2432" svg:d="m0 2432c33-791 411-1951 1247-2432">
          <text:p/>
        </draw:path>
        <draw:path draw:style-name="gr10" draw:text-style-name="P1" draw:layer="layout" svg:width="1.46cm" svg:height="1.673cm" draw:transform="rotate (0.655720199974146) translate (11.065220895643cm 2.73120149370253cm)" svg:viewBox="0 0 1461 1674" svg:d="m0 356c1449-1370 2300 1688 210 1281">
          <text:p/>
        </draw:path>
        <draw:frame draw:style-name="gr11" draw:text-style-name="P11" draw:layer="layout" svg:width="1.008cm" svg:height="0.614cm" svg:x="11.633cm" svg:y="8.119cm">
          <draw:text-box>
            <text:p text:style-name="P1"><text:span text:style-name="T7">1</text:span></text:p>
          </draw:text-box>
        </draw:frame>
        <draw:frame draw:style-name="gr11" draw:text-style-name="P11" draw:layer="layout" svg:width="3.111cm" svg:height="0.887cm" svg:x="11.224cm" svg:y="9.89cm">
          <draw:text-box>
            <text:p text:style-name="P1"><text:span text:style-name="T7">Knob in range</text:span></text:p>
            <text:p text:style-name="P1"><text:span text:style-name="T8">Lose edit</text:span></text:p>
          </draw:text-box>
        </draw:frame>
        <draw:frame draw:style-name="gr11" draw:text-style-name="P11" draw:layer="layout" svg:width="3.111cm" svg:height="0.614cm" svg:x="15.661cm" svg:y="11.629cm">
          <draw:text-box>
            <text:p text:style-name="P1"><text:span text:style-name="T7">Input relevant</text:span></text:p>
          </draw:text-box>
        </draw:frame>
        <draw:path draw:style-name="gr12" draw:text-style-name="P1" draw:layer="layout" svg:width="2.879cm" svg:height="1.772cm" draw:transform="skewX (0.0363028484414752) rotate (-1.1014772909346) translate (14.92cm 10.401cm)" svg:viewBox="0 0 2880 1773" svg:d="m2880 1773c-845-306-1943-817-2880-1773">
          <text:p/>
        </draw:path>
        <draw:frame draw:style-name="gr11" draw:text-style-name="P11" draw:layer="layout" svg:width="1.008cm" svg:height="0.614cm" svg:x="13.777cm" svg:y="11.837cm">
          <draw:text-box>
            <text:p text:style-name="P1"><text:span text:style-name="T7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6H37M6S</meta:editing-duration>
    <meta:editing-cycles>7</meta:editing-cycles>
    <meta:generator>OpenOffice.org/3.3$Win32 OpenOffice.org_project/330m20$Build-9567</meta:generator>
    <dc:date>2015-12-04T18:03:45.15</dc:date>
    <dc:creator>Marshall Taylor</dc:creator>
    <meta:document-statistic meta:object-count="41"/>
  </office:meta>
</office:document-meta>
</file>